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fill="none" loext:fill-use-slide-background="false" draw:textarea-horizontal-align="justify" draw:textarea-vertical-align="middle" draw:auto-grow-height="false" fo:min-height="0.862cm" fo:min-width="2.2cm" loext:decorative="false"/>
    </style:style>
    <style:style style:name="gr3" style:family="graphic" style:parent-style-name="standard">
      <style:graphic-properties draw:stroke="none" draw:fill="none" fo:min-height="0.865cm" loext:decorative="false"/>
      <style:paragraph-properties style:writing-mode="lr-tb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0.902cm" fo:min-width="2.584cm" loext:decorative="false"/>
    </style:style>
    <style:style style:name="gr5" style:family="graphic" style:parent-style-name="standard">
      <style:graphic-properties draw:stroke="none" draw:fill="none" fo:min-height="0.983cm" loext:decorative="false"/>
      <style:paragraph-properties style:writing-mode="lr-tb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4.26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0.793cm" fo:min-width="2.584cm" loext:decorative="false"/>
    </style:style>
    <style:style style:name="gr9" style:family="graphic" style:parent-style-name="standard">
      <style:graphic-properties draw:stroke="none" draw:fill="none" fo:min-height="1.35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12" style:family="graphic" style:parent-style-name="objectwithoutfill">
      <style:graphic-properties draw:marker-start="" draw:marker-end="Arrow_20_large" draw:fill="none" draw:textarea-vertical-align="middle" loext:decorative="false"/>
    </style:style>
    <style:style style:name="gr13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3.495cm" loext:decorative="false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in-height="0.548cm" loext:decorative="false"/>
      <style:paragraph-properties style:writing-mode="lr-tb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1.238cm" fo:min-width="3.117cm" loext:decorative="false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in-height="0.865cm" loext:decorative="false"/>
      <style:paragraph-properties style:writing-mode="lr-tb"/>
    </style:style>
    <style:style style:name="gr17" style:family="graphic" style:parent-style-name="standard">
      <style:graphic-properties draw:fill="none" loext:fill-use-slide-background="false" draw:textarea-horizontal-align="justify" draw:textarea-vertical-align="middle" draw:auto-grow-height="false" fo:min-height="0.708cm" fo:min-width="3.117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297cm" loext:decorative="false"/>
      <style:paragraph-properties style:writing-mode="lr-tb"/>
    </style:style>
    <style:style style:name="gr19" style:family="graphic" style:parent-style-name="standard">
      <style:graphic-properties draw:fill="none" loext:fill-use-slide-background="false" draw:textarea-horizontal-align="justify" draw:textarea-vertical-align="middle" draw:auto-grow-height="false" fo:min-height="1.455cm" fo:min-width="4.263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9cm" loext:decorative="false"/>
      <style:paragraph-properties style:writing-mode="lr-tb"/>
    </style:style>
    <style:style style:name="gr21" style:family="graphic" style:parent-style-name="standard">
      <style:graphic-properties draw:fill="none" loext:fill-use-slide-background="false" draw:textarea-horizontal-align="justify" draw:textarea-vertical-align="middle" draw:auto-grow-height="false" fo:min-height="0.276cm" fo:min-width="0.67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2cm" loext:decorative="false"/>
      <style:paragraph-properties style:writing-mode="lr-tb"/>
    </style:style>
    <style:style style:name="gr23" style:family="graphic" style:parent-style-name="standard">
      <style:graphic-properties draw:fill="none" loext:fill-use-slide-background="false" draw:textarea-horizontal-align="justify" draw:textarea-vertical-align="middle" draw:auto-grow-height="false" fo:min-height="0.276cm" fo:min-width="0.45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5.398cm" svg:height="2.223cm" svg:x="3.222cm" svg:y="6.3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3" draw:text-style-name="P2" draw:layer="layout" svg:width="4.047cm" svg:height="1.115cm" svg:x="4.122cm" svg:y="7.15cm">
            <draw:text-box>
              <text:p><text:span text:style-name="T1">Nb caratères &gt;= 3 ? </text:span></text:p>
            </draw:text-box>
          </draw:frame>
        </draw:g>
        <draw:custom-shape draw:style-name="gr4" draw:text-style-name="P1" draw:layer="layout" svg:width="6.168cm" svg:height="2.303cm" svg:x="2.722cm" svg:y="15.6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4.625cm" svg:height="1.233cm" svg:x="3.75cm" svg:y="16.277cm">
          <draw:text-box>
            <text:p><text:span text:style-name="T1">Verifier s’ils sont dans le nom de la recette ?</text:span></text:p>
          </draw:text-box>
        </draw:frame>
        <draw:custom-shape draw:style-name="gr6" draw:text-style-name="P1" draw:layer="layout" svg:width="4.763cm" svg:height="1.27cm" svg:x="3.857cm" svg:y="10.05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63cm" svg:height="1.115cm" svg:x="3.857cm" svg:y="10.262cm">
          <draw:text-box>
            <text:p text:style-name="P3"><text:span text:style-name="T1">Parcourir la liste initiale des recettes</text:span></text:p>
          </draw:text-box>
        </draw:frame>
        <draw:custom-shape draw:style-name="gr6" draw:text-style-name="P1" draw:layer="layout" svg:width="4.763cm" svg:height="1.27cm" svg:x="3.557cm" svg:y="12.85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63cm" svg:height="1.115cm" svg:x="3.557cm" svg:y="13.062cm">
          <draw:text-box>
            <text:p text:style-name="P3"><text:span text:style-name="T1">Pour chaque</text:span></text:p>
            <text:p text:style-name="P3"><text:span text:style-name="T1">recette</text:span></text:p>
          </draw:text-box>
        </draw:frame>
        <draw:custom-shape draw:style-name="gr8" draw:text-style-name="P1" draw:layer="layout" svg:width="6.168cm" svg:height="2.085cm" svg:x="2.822cm" svg:y="18.6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" draw:layer="layout" svg:width="4.625cm" svg:height="1.603cm" svg:x="3.85cm" svg:y="18.977cm">
          <draw:text-box>
            <text:p text:style-name="P3"><text:span text:style-name="T1">Verifier s’ils sont dans la descrption de la recette ?</text:span></text:p>
          </draw:text-box>
        </draw:frame>
        <draw:frame draw:style-name="gr10" draw:text-style-name="P5" draw:layer="layout" svg:width="1.27cm" svg:height="0.952cm" svg:x="4.475cm" svg:y="18.045cm">
          <draw:text-box>
            <text:p><text:span text:style-name="T1">Non</text:span></text:p>
          </draw:text-box>
        </draw:frame>
        <draw:frame draw:style-name="gr11" draw:text-style-name="P5" draw:layer="layout" svg:width="1.27cm" svg:height="0.683cm" svg:x="9.075cm" svg:y="16.045cm">
          <draw:text-box>
            <text:p><text:span text:style-name="T1">Oui</text:span></text:p>
          </draw:text-box>
        </draw:frame>
        <draw:line draw:style-name="gr12" draw:text-style-name="P1" draw:layer="layout" svg:x1="6.012cm" svg:y1="8.59cm" svg:x2="6.012cm" svg:y2="10.177cm">
          <text:p/>
        </draw:line>
        <draw:line draw:style-name="gr12" draw:text-style-name="P1" draw:layer="layout" svg:x1="8.912cm" svg:y1="16.866cm" svg:x2="10.499cm" svg:y2="16.866cm">
          <text:p/>
        </draw:line>
        <draw:frame draw:style-name="gr10" draw:text-style-name="P5" draw:layer="layout" svg:width="1.27cm" svg:height="0.952cm" svg:x="4.425cm" svg:y="20.745cm">
          <draw:text-box>
            <text:p><text:span text:style-name="T1">Non</text:span></text:p>
          </draw:text-box>
        </draw:frame>
        <draw:line draw:style-name="gr12" draw:text-style-name="P1" draw:layer="layout" svg:x1="5.907cm" svg:y1="25.742cm" svg:x2="5.907cm" svg:y2="26.758cm">
          <text:p/>
        </draw:line>
        <draw:custom-shape draw:style-name="gr8" draw:text-style-name="P1" draw:layer="layout" svg:width="6.168cm" svg:height="2.085cm" svg:x="2.822cm" svg:y="21.3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" draw:layer="layout" svg:width="4.625cm" svg:height="1.603cm" svg:x="3.85cm" svg:y="21.677cm">
          <draw:text-box>
            <text:p text:style-name="P3"><text:span text:style-name="T1">Verifier s’ils sont dans les ingrédients de la recette ?</text:span></text:p>
          </draw:text-box>
        </draw:frame>
        <draw:line draw:style-name="gr12" draw:text-style-name="P1" draw:layer="layout" svg:x1="5.957cm" svg:y1="14.242cm" svg:x2="5.957cm" svg:y2="15.778cm">
          <text:p/>
        </draw:line>
        <draw:line draw:style-name="gr12" draw:text-style-name="P1" draw:layer="layout" svg:x1="5.957cm" svg:y1="11.442cm" svg:x2="5.957cm" svg:y2="12.978cm">
          <text:p/>
        </draw:line>
        <draw:custom-shape draw:style-name="gr13" draw:text-style-name="P1" draw:layer="layout" svg:width="3.995cm" svg:height="1.27cm" svg:x="10.357cm" svg:y="16.15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677cm" svg:height="1.115cm" svg:x="10.358cm" svg:y="16.263cm">
          <draw:text-box>
            <text:p text:style-name="P3"><text:span text:style-name="T1">Mettre nomMatch = oui</text:span></text:p>
          </draw:text-box>
        </draw:frame>
        <draw:frame draw:style-name="gr11" draw:text-style-name="P5" draw:layer="layout" svg:width="1.27cm" svg:height="0.683cm" svg:x="9.075cm" svg:y="18.846cm">
          <draw:text-box>
            <text:p><text:span text:style-name="T1">Oui</text:span></text:p>
          </draw:text-box>
        </draw:frame>
        <draw:line draw:style-name="gr12" draw:text-style-name="P1" draw:layer="layout" svg:x1="8.912cm" svg:y1="19.667cm" svg:x2="10.499cm" svg:y2="19.667cm">
          <text:p/>
        </draw:line>
        <draw:custom-shape draw:style-name="gr13" draw:text-style-name="P1" draw:layer="layout" svg:width="3.995cm" svg:height="1.27cm" svg:x="10.357cm" svg:y="18.95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127cm" svg:height="1.115cm" svg:x="10.225cm" svg:y="19.087cm">
          <draw:text-box>
            <text:p text:style-name="P3"><text:span text:style-name="T1">Mettre descrptMatch = oui</text:span></text:p>
          </draw:text-box>
        </draw:frame>
        <draw:frame draw:style-name="gr11" draw:text-style-name="P5" draw:layer="layout" svg:width="1.27cm" svg:height="0.683cm" svg:x="9.075cm" svg:y="21.546cm">
          <draw:text-box>
            <text:p><text:span text:style-name="T1">Oui</text:span></text:p>
          </draw:text-box>
        </draw:frame>
        <draw:line draw:style-name="gr12" draw:text-style-name="P1" draw:layer="layout" svg:x1="8.912cm" svg:y1="22.367cm" svg:x2="10.499cm" svg:y2="22.367cm">
          <text:p/>
        </draw:line>
        <draw:custom-shape draw:style-name="gr13" draw:text-style-name="P1" draw:layer="layout" svg:width="3.995cm" svg:height="1.27cm" svg:x="10.357cm" svg:y="21.55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312cm" svg:height="1.115cm" svg:x="10.258cm" svg:y="21.664cm">
          <draw:text-box>
            <text:p text:style-name="P3"><text:span text:style-name="T1">Mettre ingredientMatch = oui</text:span></text:p>
          </draw:text-box>
        </draw:frame>
        <draw:line draw:style-name="gr12" draw:text-style-name="P1" draw:layer="layout" svg:x1="14.312cm" svg:y1="16.666cm" svg:x2="15.899cm" svg:y2="16.666cm">
          <text:p/>
        </draw:line>
        <draw:line draw:style-name="gr12" draw:text-style-name="P1" draw:layer="layout" svg:x1="14.312cm" svg:y1="19.566cm" svg:x2="15.899cm" svg:y2="19.566cm">
          <text:p/>
        </draw:line>
        <draw:line draw:style-name="gr12" draw:text-style-name="P1" draw:layer="layout" svg:x1="14.352cm" svg:y1="22.042cm" svg:x2="15.94cm" svg:y2="22.042cm">
          <text:p/>
        </draw:line>
        <draw:line draw:style-name="gr12" draw:text-style-name="P1" draw:layer="layout" svg:x1="15.94cm" svg:y1="22.057cm" svg:x2="15.94cm" svg:y2="11.795cm">
          <text:p/>
        </draw:line>
        <draw:line draw:style-name="gr12" draw:text-style-name="P1" draw:layer="layout" svg:x1="18.262cm" svg:y1="11.895cm" svg:x2="6.012cm" svg:y2="12.066cm">
          <text:p/>
        </draw:line>
        <draw:frame draw:style-name="gr14" draw:text-style-name="P6" draw:layer="layout" svg:width="3.677cm" svg:height="0.798cm" svg:x="10.659cm" svg:y="11.447cm">
          <draw:text-box>
            <text:p text:style-name="P3"><text:span text:style-name="T1">Recette suivante</text:span></text:p>
          </draw:text-box>
        </draw:frame>
        <draw:custom-shape draw:style-name="gr15" draw:text-style-name="P1" draw:layer="layout" svg:width="3.617cm" svg:height="1.488cm" svg:x="14.035cm" svg:y="13.617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3.285cm" svg:height="1.115cm" svg:x="14.252cm" svg:y="13.835cm">
          <draw:text-box>
            <text:p text:style-name="P3"><text:span text:style-name="T1">Retrancher de la liste</text:span></text:p>
          </draw:text-box>
        </draw:frame>
        <draw:custom-shape draw:style-name="gr17" draw:text-style-name="P1" draw:layer="layout" svg:width="3.617cm" svg:height="0.958cm" svg:x="10.635cm" svg:y="11.347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868cm" svg:y1="23.332cm" svg:x2="5.868cm" svg:y2="24.816cm">
          <text:p/>
        </draw:line>
        <draw:frame draw:style-name="gr11" draw:text-style-name="P5" draw:layer="layout" svg:width="1.27cm" svg:height="0.683cm" svg:x="4.525cm" svg:y="23.445cm">
          <draw:text-box>
            <text:p><text:span text:style-name="T1">Non</text:span></text:p>
          </draw:text-box>
        </draw:frame>
        <draw:line draw:style-name="gr12" draw:text-style-name="P1" draw:layer="layout" svg:x1="6.817cm" svg:y1="25.257cm" svg:x2="18.196cm" svg:y2="25.079cm">
          <text:p/>
        </draw:line>
        <draw:frame draw:style-name="gr11" draw:text-style-name="P5" draw:layer="layout" svg:width="1.27cm" svg:height="0.683cm" svg:x="4.775cm" svg:y="8.946cm">
          <draw:text-box>
            <text:p><text:span text:style-name="T1">Oui</text:span></text:p>
          </draw:text-box>
        </draw:frame>
        <draw:frame draw:style-name="gr18" draw:text-style-name="P4" draw:layer="layout" svg:width="4.763cm" svg:height="1.547cm" svg:x="3.858cm" svg:y="3.363cm">
          <draw:text-box>
            <text:p text:style-name="P3"><text:span text:style-name="T1">Saisie de caractères dans la barre de recherche</text:span></text:p>
          </draw:text-box>
        </draw:frame>
        <draw:custom-shape draw:style-name="gr19" draw:text-style-name="P1" draw:layer="layout" svg:width="4.763cm" svg:height="1.705cm" svg:x="3.857cm" svg:y="3.222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012cm" svg:y1="4.99cm" svg:x2="6.012cm" svg:y2="6.577cm">
          <text:p/>
        </draw:line>
        <draw:line draw:style-name="gr12" draw:text-style-name="P1" draw:layer="layout" svg:x1="18.162cm" svg:y1="25.023cm" svg:x2="18.213cm" svg:y2="11.79cm">
          <text:p/>
        </draw:line>
        <draw:frame draw:style-name="gr20" draw:text-style-name="P5" draw:layer="layout" svg:width="8.829cm" svg:height="0.962cm" svg:x="1.275cm" svg:y="1.652cm">
          <draw:text-box>
            <text:p>Algo utilisant les loops natifs :</text:p>
          </draw:text-box>
        </draw:frame>
        <draw:line draw:style-name="gr12" draw:text-style-name="P1" draw:layer="layout" svg:x1="5.854cm" svg:y1="18.039cm" svg:x2="5.854cm" svg:y2="18.75cm">
          <text:p/>
        </draw:line>
        <draw:line draw:style-name="gr12" draw:text-style-name="P1" draw:layer="layout" svg:x1="5.954cm" svg:y1="20.739cm" svg:x2="5.954cm" svg:y2="21.45cm">
          <text:p/>
        </draw:line>
        <draw:custom-shape draw:style-name="gr21" draw:text-style-name="P1" draw:layer="layout" svg:width="2.34cm" svg:height="1.05cm" svg:x="4.692cm" svg:y="24.7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1.507cm" svg:height="0.683cm" svg:x="5.225cm" svg:y="24.946cm">
          <draw:text-box>
            <text:p><text:span text:style-name="T1">Fin ?</text:span></text:p>
          </draw:text-box>
        </draw:frame>
        <draw:frame draw:style-name="gr11" draw:text-style-name="P5" draw:layer="layout" svg:width="1.27cm" svg:height="0.683cm" svg:x="7.125cm" svg:y="24.546cm">
          <draw:text-box>
            <text:p><text:span text:style-name="T1">Non</text:span></text:p>
          </draw:text-box>
        </draw:frame>
        <draw:frame draw:style-name="gr11" draw:text-style-name="P5" draw:layer="layout" svg:width="1.27cm" svg:height="0.683cm" svg:x="4.625cm" svg:y="25.846cm">
          <draw:text-box>
            <text:p><text:span text:style-name="T1">Oui</text:span></text:p>
          </draw:text-box>
        </draw:frame>
        <draw:frame draw:style-name="gr14" draw:text-style-name="P6" draw:layer="layout" svg:width="3.677cm" svg:height="0.798cm" svg:x="4.06cm" svg:y="26.847cm">
          <draw:text-box>
            <text:p text:style-name="P3"><text:span text:style-name="T1">Sortie</text:span></text:p>
          </draw:text-box>
        </draw:frame>
      </draw:page>
      <draw:page draw:name="page2" draw:style-name="dp1" draw:master-page-name="Default">
        <draw:g draw:style-name="gr1">
          <draw:custom-shape draw:style-name="gr2" draw:text-style-name="P1" draw:layer="layout" svg:width="5.398cm" svg:height="2.223cm" svg:x="3.222cm" svg:y="6.3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3" draw:text-style-name="P2" draw:layer="layout" svg:width="4.047cm" svg:height="1.115cm" svg:x="4.122cm" svg:y="7.15cm">
            <draw:text-box>
              <text:p><text:span text:style-name="T1">Nb caratères &gt;= 3 ? </text:span></text:p>
            </draw:text-box>
          </draw:frame>
        </draw:g>
        <draw:custom-shape draw:style-name="gr6" draw:text-style-name="P1" draw:layer="layout" svg:width="4.763cm" svg:height="1.27cm" svg:x="3.857cm" svg:y="10.05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63cm" svg:height="1.115cm" svg:x="3.857cm" svg:y="10.262cm">
          <draw:text-box>
            <text:p text:style-name="P3"><text:span text:style-name="T1">Parcourir la liste initiale des recettes</text:span></text:p>
          </draw:text-box>
        </draw:frame>
        <draw:line draw:style-name="gr12" draw:text-style-name="P1" draw:layer="layout" svg:x1="6.012cm" svg:y1="8.59cm" svg:x2="6.012cm" svg:y2="10.177cm">
          <text:p/>
        </draw:line>
        <draw:frame draw:style-name="gr11" draw:text-style-name="P5" draw:layer="layout" svg:width="1.27cm" svg:height="0.683cm" svg:x="4.775cm" svg:y="8.946cm">
          <draw:text-box>
            <text:p><text:span text:style-name="T1">Oui</text:span></text:p>
          </draw:text-box>
        </draw:frame>
        <draw:frame draw:style-name="gr18" draw:text-style-name="P4" draw:layer="layout" svg:width="4.763cm" svg:height="1.547cm" svg:x="3.858cm" svg:y="3.363cm">
          <draw:text-box>
            <text:p text:style-name="P3"><text:span text:style-name="T1">Saisie de caractères dans la barre de recherche</text:span></text:p>
          </draw:text-box>
        </draw:frame>
        <draw:custom-shape draw:style-name="gr19" draw:text-style-name="P1" draw:layer="layout" svg:width="4.763cm" svg:height="1.705cm" svg:x="3.857cm" svg:y="3.222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012cm" svg:y1="4.99cm" svg:x2="6.012cm" svg:y2="6.577cm">
          <text:p/>
        </draw:line>
        <draw:frame draw:style-name="gr22" draw:text-style-name="P5" draw:layer="layout" svg:width="11.797cm" svg:height="0.962cm" svg:x="1.275cm" svg:y="1.952cm">
          <draw:text-box>
            <text:p>Algo 2: <text:s/>utilisant les methodes de array :</text:p>
          </draw:text-box>
        </draw:frame>
        <draw:custom-shape draw:style-name="gr4" draw:text-style-name="P1" draw:layer="layout" svg:width="6.168cm" svg:height="2.303cm" svg:x="3.047cm" svg:y="15.6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4.625cm" svg:height="1.233cm" svg:x="4.075cm" svg:y="16.277cm">
          <draw:text-box>
            <text:p><text:span text:style-name="T1">Verifier s’ils sont dans le nom de la recette ?</text:span></text:p>
          </draw:text-box>
        </draw:frame>
        <draw:custom-shape draw:style-name="gr6" draw:text-style-name="P1" draw:layer="layout" svg:width="4.763cm" svg:height="1.27cm" svg:x="3.882cm" svg:y="12.85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63cm" svg:height="1.115cm" svg:x="3.882cm" svg:y="13.062cm">
          <draw:text-box>
            <text:p text:style-name="P3"><text:span text:style-name="T1">Pour chaque</text:span></text:p>
            <text:p text:style-name="P3"><text:span text:style-name="T1">recette</text:span></text:p>
          </draw:text-box>
        </draw:frame>
        <draw:custom-shape draw:style-name="gr8" draw:text-style-name="P1" draw:layer="layout" svg:width="6.168cm" svg:height="2.085cm" svg:x="3.147cm" svg:y="18.6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" draw:layer="layout" svg:width="4.625cm" svg:height="1.603cm" svg:x="4.175cm" svg:y="18.977cm">
          <draw:text-box>
            <text:p text:style-name="P3"><text:span text:style-name="T1">Verifier s’ils sont dans la descrption de la recette ?</text:span></text:p>
          </draw:text-box>
        </draw:frame>
        <draw:frame draw:style-name="gr10" draw:text-style-name="P5" draw:layer="layout" svg:width="1.27cm" svg:height="0.952cm" svg:x="4.8cm" svg:y="18.045cm">
          <draw:text-box>
            <text:p><text:span text:style-name="T1">Non</text:span></text:p>
          </draw:text-box>
        </draw:frame>
        <draw:frame draw:style-name="gr11" draw:text-style-name="P5" draw:layer="layout" svg:width="1.27cm" svg:height="0.683cm" svg:x="9.4cm" svg:y="16.045cm">
          <draw:text-box>
            <text:p><text:span text:style-name="T1">Oui</text:span></text:p>
          </draw:text-box>
        </draw:frame>
        <draw:line draw:style-name="gr12" draw:text-style-name="P1" draw:layer="layout" svg:x1="9.237cm" svg:y1="16.866cm" svg:x2="10.824cm" svg:y2="16.866cm">
          <text:p/>
        </draw:line>
        <draw:frame draw:style-name="gr10" draw:text-style-name="P5" draw:layer="layout" svg:width="1.27cm" svg:height="0.952cm" svg:x="4.75cm" svg:y="20.745cm">
          <draw:text-box>
            <text:p><text:span text:style-name="T1">Non</text:span></text:p>
          </draw:text-box>
        </draw:frame>
        <draw:line draw:style-name="gr12" draw:text-style-name="P1" draw:layer="layout" svg:x1="6.232cm" svg:y1="25.742cm" svg:x2="6.232cm" svg:y2="26.758cm">
          <text:p/>
        </draw:line>
        <draw:custom-shape draw:style-name="gr8" draw:text-style-name="P1" draw:layer="layout" svg:width="6.168cm" svg:height="2.085cm" svg:x="3.147cm" svg:y="21.3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" draw:layer="layout" svg:width="4.625cm" svg:height="1.603cm" svg:x="4.175cm" svg:y="21.677cm">
          <draw:text-box>
            <text:p text:style-name="P3"><text:span text:style-name="T1">Verifier s’ils sont dans les ingrédients de la recette ?</text:span></text:p>
          </draw:text-box>
        </draw:frame>
        <draw:line draw:style-name="gr12" draw:text-style-name="P1" draw:layer="layout" svg:x1="6.282cm" svg:y1="14.242cm" svg:x2="6.282cm" svg:y2="15.778cm">
          <text:p/>
        </draw:line>
        <draw:line draw:style-name="gr12" draw:text-style-name="P1" draw:layer="layout" svg:x1="6.282cm" svg:y1="11.442cm" svg:x2="6.282cm" svg:y2="12.978cm">
          <text:p/>
        </draw:line>
        <draw:custom-shape draw:style-name="gr13" draw:text-style-name="P1" draw:layer="layout" svg:width="3.995cm" svg:height="1.27cm" svg:x="10.682cm" svg:y="16.15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677cm" svg:height="1.115cm" svg:x="10.683cm" svg:y="16.263cm">
          <draw:text-box>
            <text:p text:style-name="P3"><text:span text:style-name="T1">Mettre nomMatch = oui</text:span></text:p>
          </draw:text-box>
        </draw:frame>
        <draw:frame draw:style-name="gr11" draw:text-style-name="P5" draw:layer="layout" svg:width="1.27cm" svg:height="0.683cm" svg:x="9.4cm" svg:y="18.846cm">
          <draw:text-box>
            <text:p><text:span text:style-name="T1">Oui</text:span></text:p>
          </draw:text-box>
        </draw:frame>
        <draw:line draw:style-name="gr12" draw:text-style-name="P1" draw:layer="layout" svg:x1="9.237cm" svg:y1="19.667cm" svg:x2="10.824cm" svg:y2="19.667cm">
          <text:p/>
        </draw:line>
        <draw:custom-shape draw:style-name="gr13" draw:text-style-name="P1" draw:layer="layout" svg:width="3.995cm" svg:height="1.27cm" svg:x="10.682cm" svg:y="18.95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127cm" svg:height="1.115cm" svg:x="10.55cm" svg:y="19.087cm">
          <draw:text-box>
            <text:p text:style-name="P3"><text:span text:style-name="T1">Mettre descrptMatch = oui</text:span></text:p>
          </draw:text-box>
        </draw:frame>
        <draw:frame draw:style-name="gr11" draw:text-style-name="P5" draw:layer="layout" svg:width="1.27cm" svg:height="0.683cm" svg:x="9.4cm" svg:y="21.546cm">
          <draw:text-box>
            <text:p><text:span text:style-name="T1">Oui</text:span></text:p>
          </draw:text-box>
        </draw:frame>
        <draw:line draw:style-name="gr12" draw:text-style-name="P1" draw:layer="layout" svg:x1="9.237cm" svg:y1="22.367cm" svg:x2="10.824cm" svg:y2="22.367cm">
          <text:p/>
        </draw:line>
        <draw:custom-shape draw:style-name="gr13" draw:text-style-name="P1" draw:layer="layout" svg:width="3.995cm" svg:height="1.27cm" svg:x="10.682cm" svg:y="21.55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312cm" svg:height="1.115cm" svg:x="10.583cm" svg:y="21.664cm">
          <draw:text-box>
            <text:p text:style-name="P3"><text:span text:style-name="T1">Mettre ingredientMatch = oui</text:span></text:p>
          </draw:text-box>
        </draw:frame>
        <draw:line draw:style-name="gr12" draw:text-style-name="P1" draw:layer="layout" svg:x1="14.637cm" svg:y1="16.666cm" svg:x2="16.224cm" svg:y2="16.666cm">
          <text:p/>
        </draw:line>
        <draw:line draw:style-name="gr12" draw:text-style-name="P1" draw:layer="layout" svg:x1="14.637cm" svg:y1="19.566cm" svg:x2="16.224cm" svg:y2="19.566cm">
          <text:p/>
        </draw:line>
        <draw:line draw:style-name="gr12" draw:text-style-name="P1" draw:layer="layout" svg:x1="14.677cm" svg:y1="22.042cm" svg:x2="16.265cm" svg:y2="22.042cm">
          <text:p/>
        </draw:line>
        <draw:line draw:style-name="gr12" draw:text-style-name="P1" draw:layer="layout" svg:x1="16.265cm" svg:y1="22.057cm" svg:x2="16.265cm" svg:y2="11.795cm">
          <text:p/>
        </draw:line>
        <draw:line draw:style-name="gr12" draw:text-style-name="P1" draw:layer="layout" svg:x1="18.587cm" svg:y1="11.895cm" svg:x2="6.337cm" svg:y2="12.066cm">
          <text:p/>
        </draw:line>
        <draw:frame draw:style-name="gr14" draw:text-style-name="P6" draw:layer="layout" svg:width="3.677cm" svg:height="0.798cm" svg:x="10.984cm" svg:y="11.447cm">
          <draw:text-box>
            <text:p text:style-name="P3"><text:span text:style-name="T1">Recette suivante</text:span></text:p>
          </draw:text-box>
        </draw:frame>
        <draw:custom-shape draw:style-name="gr15" draw:text-style-name="P1" draw:layer="layout" svg:width="3.617cm" svg:height="1.488cm" svg:x="14.36cm" svg:y="13.617cm">
          <text:p/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3.285cm" svg:height="1.115cm" svg:x="14.577cm" svg:y="13.835cm">
          <draw:text-box>
            <text:p text:style-name="P3"><text:span text:style-name="T1">Ajouter dans résultat</text:span></text:p>
          </draw:text-box>
        </draw:frame>
        <draw:custom-shape draw:style-name="gr17" draw:text-style-name="P1" draw:layer="layout" svg:width="3.617cm" svg:height="0.958cm" svg:x="10.96cm" svg:y="11.347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6.193cm" svg:y1="23.332cm" svg:x2="6.193cm" svg:y2="24.816cm">
          <text:p/>
        </draw:line>
        <draw:frame draw:style-name="gr11" draw:text-style-name="P5" draw:layer="layout" svg:width="1.27cm" svg:height="0.683cm" svg:x="4.85cm" svg:y="23.445cm">
          <draw:text-box>
            <text:p><text:span text:style-name="T1">Non</text:span></text:p>
          </draw:text-box>
        </draw:frame>
        <draw:line draw:style-name="gr12" draw:text-style-name="P1" draw:layer="layout" svg:x1="6.943cm" svg:y1="25.257cm" svg:x2="18.525cm" svg:y2="25.079cm">
          <text:p/>
        </draw:line>
        <draw:line draw:style-name="gr12" draw:text-style-name="P1" draw:layer="layout" svg:x1="18.487cm" svg:y1="25.023cm" svg:x2="18.538cm" svg:y2="11.79cm">
          <text:p/>
        </draw:line>
        <draw:line draw:style-name="gr12" draw:text-style-name="P1" draw:layer="layout" svg:x1="6.179cm" svg:y1="18.039cm" svg:x2="6.179cm" svg:y2="18.75cm">
          <text:p/>
        </draw:line>
        <draw:line draw:style-name="gr12" draw:text-style-name="P1" draw:layer="layout" svg:x1="6.279cm" svg:y1="20.739cm" svg:x2="6.279cm" svg:y2="21.45cm">
          <text:p/>
        </draw:line>
        <draw:custom-shape draw:style-name="gr23" draw:text-style-name="P1" draw:layer="layout" svg:width="1.905cm" svg:height="1.05cm" svg:x="5.252cm" svg:y="24.7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1.507cm" svg:height="0.683cm" svg:x="5.55cm" svg:y="24.946cm">
          <draw:text-box>
            <text:p><text:span text:style-name="T1">Fin ?</text:span></text:p>
          </draw:text-box>
        </draw:frame>
        <draw:frame draw:style-name="gr11" draw:text-style-name="P5" draw:layer="layout" svg:width="1.27cm" svg:height="0.683cm" svg:x="7.25cm" svg:y="24.546cm">
          <draw:text-box>
            <text:p><text:span text:style-name="T1">Non</text:span></text:p>
          </draw:text-box>
        </draw:frame>
        <draw:frame draw:style-name="gr11" draw:text-style-name="P5" draw:layer="layout" svg:width="1.27cm" svg:height="0.683cm" svg:x="4.95cm" svg:y="25.846cm">
          <draw:text-box>
            <text:p><text:span text:style-name="T1">Oui</text:span></text:p>
          </draw:text-box>
        </draw:frame>
        <draw:frame draw:style-name="gr14" draw:text-style-name="P6" draw:layer="layout" svg:width="3.677cm" svg:height="0.798cm" svg:x="4.385cm" svg:y="26.847cm">
          <draw:text-box>
            <text:p text:style-name="P3"><text:span text:style-name="T1">Sorti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333333" draw:marker-end="Arrowheads_20_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8:03:57.308940692</meta:creation-date>
    <dc:date>2025-02-25T11:17:00.291686666</dc:date>
    <meta:editing-duration>P1DT4H8M6S</meta:editing-duration>
    <meta:editing-cycles>13</meta:editing-cycles>
    <meta:generator>LibreOffice/24.2.7.2$Linux_X86_64 LibreOffice_project/420$Build-2</meta:generator>
    <meta:document-statistic meta:object-count="112"/>
  </office:meta>
</office:document-meta>
</file>